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f854" officeooo:paragraph-rsid="001ef85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1ef854" officeooo:paragraph-rsid="001ef85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f854" officeooo:paragraph-rsid="001ef854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his Sergiu <text:s text:c="2"/></text:p>
      <text:p text:style-name="P2">gr 932/1 <text:s text:c="2"/></text:p>
      <text:p text:style-name="P1"/>
      <text:p text:style-name="P1">Lab6</text:p>
      <text:p text:style-name="P1"/>
      <text:p text:style-name="P1"/>
      <text:p text:style-name="P3">Github link: <text:a xlink:type="simple" xlink:href="https://github.com/SergiuChis/FLCD/tree/lab5" text:style-name="Internet_20_link" text:visited-style-name="Visited_20_Internet_20_Link">https://github.com/SergiuChis/FLCD/tree/lab5</text:a></text:p>
      <text:p text:style-name="P3"/>
      <text:p text:style-name="P3">Status: started to implement the representation of the parsing tab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50:45.490498859</meta:creation-date>
    <dc:date>2021-12-03T12:54:31.529837067</dc:date>
    <meta:editing-duration>PT3M46S</meta:editing-duration>
    <meta:editing-cycles>1</meta:editing-cycles>
    <meta:document-statistic meta:table-count="0" meta:image-count="0" meta:object-count="0" meta:page-count="1" meta:paragraph-count="5" meta:word-count="18" meta:character-count="154" meta:non-whitespace-character-count="135"/>
    <meta:generator>LibreOffice/6.4.7.2$Linux_X86_64 LibreOffice_project/40$Build-2</meta:generator>
  </office:meta>
</office:document-meta>
</file>